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style:font-name="Ubuntu" officeooo:rsid="000e5241" officeooo:paragraph-rsid="000e5241"/>
    </style:style>
    <style:style style:name="P2" style:family="paragraph" style:parent-style-name="Standard">
      <style:text-properties officeooo:rsid="000e5241" officeooo:paragraph-rsid="000e5241"/>
    </style:style>
    <style:style style:name="P3" style:family="paragraph" style:parent-style-name="Standard">
      <style:text-properties style:font-name="Ubuntu" officeooo:rsid="000e5241" officeooo:paragraph-rsid="000e5241"/>
    </style:style>
    <style:style style:name="P4" style:family="paragraph" style:parent-style-name="Standard">
      <style:text-properties style:font-name="Ubuntu" fo:font-size="14pt" fo:font-weight="bold" officeooo:rsid="000e5241" officeooo:paragraph-rsid="000e5241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Ubuntu" fo:font-weight="bold" officeooo:rsid="000e5241" officeooo:paragraph-rsid="000e5241" style:font-weight-asian="bold" style:font-weight-complex="bold"/>
    </style:style>
    <style:style style:name="P6" style:family="paragraph" style:parent-style-name="Standard" style:list-style-name="L1">
      <style:text-properties style:font-name="Ubuntu" officeooo:rsid="000e5241" officeooo:paragraph-rsid="000e5241"/>
    </style:style>
    <style:style style:name="P7" style:family="paragraph" style:parent-style-name="Standard" style:list-style-name="L2">
      <style:text-properties style:font-name="Ubuntu" officeooo:rsid="000e5241" officeooo:paragraph-rsid="000e5241"/>
    </style:style>
    <style:style style:name="P8" style:family="paragraph" style:parent-style-name="Standard" style:list-style-name="L3">
      <style:text-properties style:font-name="Ubuntu" officeooo:rsid="000e5241" officeooo:paragraph-rsid="000e5241"/>
    </style:style>
    <style:style style:name="P9" style:family="paragraph" style:parent-style-name="Standard">
      <style:text-properties style:font-name="Ubuntu" officeooo:rsid="000e5241" officeooo:paragraph-rsid="000e5241"/>
    </style:style>
    <style:style style:name="P10" style:family="paragraph" style:parent-style-name="Standard">
      <style:text-properties style:font-name="Ubuntu" fo:font-weight="bold" officeooo:rsid="000e5241" officeooo:paragraph-rsid="000e5241" style:font-weight-asian="bold" style:font-weight-complex="bold"/>
    </style:style>
    <style:style style:name="P11" style:family="paragraph" style:parent-style-name="Standard">
      <style:text-properties style:font-name="Ubuntu" fo:font-weight="bold" officeooo:rsid="000f4d42" officeooo:paragraph-rsid="000f4d42" style:font-weight-asian="bold" style:font-weight-complex="bold"/>
    </style:style>
    <style:style style:name="P12" style:family="paragraph" style:parent-style-name="Standard">
      <style:text-properties style:font-name="Ubuntu" fo:font-size="14pt" fo:font-weight="bold" officeooo:rsid="000e5241" officeooo:paragraph-rsid="000e5241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Ubuntu" officeooo:rsid="000f4d42" officeooo:paragraph-rsid="000f4d42"/>
    </style:style>
    <style:style style:name="P14" style:family="paragraph" style:parent-style-name="Standard">
      <style:text-properties style:font-name="Ubuntu" fo:font-size="13pt" officeooo:rsid="001144cf" officeooo:paragraph-rsid="001144cf" style:font-size-asian="11.3500003814697pt" style:font-size-complex="13pt"/>
    </style:style>
    <style:style style:name="P15" style:family="paragraph" style:parent-style-name="Standard">
      <style:text-properties style:font-name="Ubuntu" fo:font-size="13pt" style:text-underline-style="solid" style:text-underline-width="auto" style:text-underline-color="font-color" officeooo:rsid="001144cf" officeooo:paragraph-rsid="001144cf" style:font-size-asian="11.3500003814697pt" style:font-size-complex="13pt"/>
    </style:style>
    <style:style style:name="P16" style:family="paragraph" style:parent-style-name="Standard">
      <style:text-properties style:font-name="Ubuntu" fo:font-size="12pt" officeooo:rsid="001144cf" officeooo:paragraph-rsid="001144cf" style:font-size-asian="12pt" style:font-size-complex="12pt"/>
    </style:style>
    <style:style style:name="P17" style:family="paragraph" style:parent-style-name="Standard">
      <style:text-properties style:font-name="Ubuntu" fo:font-size="12pt" officeooo:paragraph-rsid="001144cf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44cf"/>
    </style:style>
    <style:style style:name="T3" style:family="text">
      <style:text-properties style:font-name="Ubuntu" fo:font-size="13pt" officeooo:rsid="001144cf" style:font-size-asian="11.3500003814697pt" style:font-size-complex="13pt"/>
    </style:style>
    <style:style style:name="T4" style:family="text">
      <style:text-properties style:font-name="Ubuntu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3pt" officeooo:rsid="001144cf" style:font-size-asian="11.3500003814697pt" style:font-size-complex="13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Ventajas e inconvenientes de compiladores e interpretes</text:p>
      <text:p text:style-name="P3"/>
      <text:p text:style-name="P5">Intérpretes</text:p>
      <text:p text:style-name="P3"/>
      <text:list xml:id="list770518813" text:style-name="L1">
        <text:list-item>
          <text:p text:style-name="P6">Ofrece mejores diagnósticos de errores</text:p>
        </text:list-item>
        <text:list-item>
          <text:p text:style-name="P6">Los lenguajes suelen ofrecer funciones y operadores más sofisticadas.</text:p>
        </text:list-item>
      </text:list>
      <text:p text:style-name="P3"/>
      <text:p text:style-name="P5">Compiladores</text:p>
      <text:p text:style-name="P3"/>
      <text:list xml:id="list3533491871" text:style-name="L2">
        <text:list-item>
          <text:p text:style-name="P7">Generan más rápido la salida a partir de las entradas.</text:p>
        </text:list-item>
      </text:list>
      <text:p text:style-name="P3"/>
      <text:p text:style-name="P3"><text:span text:style-name="T1">Híbridos</text:span> <text:span text:style-name="T1">(como Java)</text:span></text:p>
      <text:p text:style-name="P3"/>
      <text:p text:style-name="P3">El lenguaje de alto nivel se traduce (con un compilador) a un lenguaje intermedio. Este lenguaje intermedio se interpreta y se ejecuta en una máquina virtual.</text:p>
      <text:p text:style-name="P3"/>
      <text:p text:style-name="P3"/>
      <text:p text:style-name="P3"/>
      <text:p text:style-name="P4">Partes del compilador</text:p>
      <text:p text:style-name="P3"/>
      <text:list xml:id="list262622037" text:style-name="L3">
        <text:list-item>
          <text:p text:style-name="P8"><text:span text:style-name="T1">Ensamblador (Assembler):</text:span> <text:s/>Traduce de lenguaje ensamblador a lenguaje máquina</text:p>
        </text:list-item>
        <text:list-item>
          <text:p text:style-name="P8"><text:span text:style-name="T1">Preprocesdor: </text:span>Elimina comentarios, incluye otros ficheros</text:p>
        </text:list-item>
        <text:list-item>
          <text:p text:style-name="P8"><text:span text:style-name="T1">Enlazador (Linker): </text:span>Recolecta todos los ficheros del programa y obtiene las direcciones de memoria externas.</text:p>
        </text:list-item>
        <text:list-item>
          <text:p text:style-name="P8"><text:span text:style-name="T1"><text:s/>Loader: <text:s/></text:span>Junta todos los ficheros del programa en un único ejecutable que se pueda almacenar en memoria.</text:p>
        </text:list-item>
      </text:list>
      <text:p text:style-name="P3"/>
      <text:p text:style-name="P3"/>
      <text:p text:style-name="P11">Firmware</text:p>
      <text:p text:style-name="P13">Lógica de más bajo nivel que controla los circuitos electrónicos (software que maneja directamente el hardware)</text:p>
      <text:p text:style-name="P13"/>
      <text:p text:style-name="P11">BIOS</text:p>
      <text:p text:style-name="P13">Firmware cuyo propósito es activar una computadora desde su encendido y preparar el entorno para cargar el SO en la memoria RAM y en el disco duro</text:p>
      <text:p text:style-name="P13"/>
      <text:p text:style-name="P13"/>
      <text:p text:style-name="P15">Algunas instrucciones en ensamblador</text:p>
      <text:p text:style-name="P14"/>
      <text:p text:style-name="P16"><text:span text:style-name="T1">JMP</text:span>: transferir el control a otro punto del programa</text:p>
      <text:p text:style-name="P16"><text:span text:style-name="T1">JE</text:span>: Transfiere el control si hay un cierto bit activo</text:p>
      <text:p text:style-name="P17"><text:span text:style-name="T1">JNE</text:span><text:span text:style-name="T2">: Al revés de JE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Ubuntu" officeooo:rsid="000e5241" officeooo:paragraph-rsid="000e524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Fundamentos de Software<text:tab/><text:tab/>24/02/202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8:29:36.013647759</meta:creation-date>
    <dc:date>2020-02-24T18:59:53.222521832</dc:date>
    <meta:editing-duration>PT17M5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196" meta:character-count="1255" meta:non-whitespace-character-count="1084"/>
  </office:meta>
</office:document-meta>
</file>